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66"/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pt" svg:height="252pt" svg:x="377.52pt" svg:y="10.8pt">
            <loext:p draw:notify-on-update-of-ranges="Sheet1.A2:Sheet1.A32 Sheet1.B1:Sheet1.B1 Sheet1.B2:Sheet1.B32 Sheet1.B37:Sheet1.B37 Sheet1.B38:Sheet1.B68 Sheet1.B73:Sheet1.B73 Sheet1.B74:Sheet1.B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pt" svg:height="252pt" svg:x="378.17pt" svg:y="268.36pt">
            <loext:p draw:notify-on-update-of-ranges="Sheet1.A2:Sheet1.A31 Sheet1.C1:Sheet1.C1 Sheet1.C2:Sheet1.C32 Sheet1.C37:Sheet1.C37 Sheet1.C38:Sheet1.C68 Sheet1.C73:Sheet1.C73 Sheet1.C74:Sheet1.C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22-5</text:p>
          </table:table-cell>
          <table:table-cell office:value-type="string" calcext:value-type="string">
            <text:p>Average Error 2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30536" calcext:value-type="float">
            <text:p>1830536</text:p>
          </table:table-cell>
          <table:table-cell office:value-type="float" office:value="0.3141385437" calcext:value-type="float">
            <text:p>0.3141385437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2209" calcext:value-type="float">
            <text:p>1712209</text:p>
          </table:table-cell>
          <table:table-cell office:value-type="float" office:value="0.2937141401" calcext:value-type="float">
            <text:p>0.2937141401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99668" calcext:value-type="float">
            <text:p>1699668</text:p>
          </table:table-cell>
          <table:table-cell office:value-type="float" office:value="0.2995705443" calcext:value-type="float">
            <text:p>0.2995705443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8401" calcext:value-type="float">
            <text:p>1678401</text:p>
          </table:table-cell>
          <table:table-cell office:value-type="float" office:value="0.3139864861" calcext:value-type="float">
            <text:p>0.3139864861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5083" calcext:value-type="float">
            <text:p>1805083</text:p>
          </table:table-cell>
          <table:table-cell office:value-type="float" office:value="0.3052121643" calcext:value-type="float">
            <text:p>0.3052121643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1109" calcext:value-type="float">
            <text:p>1731109</text:p>
          </table:table-cell>
          <table:table-cell office:value-type="float" office:value="0.3019938965" calcext:value-type="float">
            <text:p>0.3019938965</text:p>
          </table:table-cell>
          <table:table-cell table:number-columns-repeated="19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48961" calcext:value-type="float">
            <text:p>1948961</text:p>
          </table:table-cell>
          <table:table-cell table:style-name="ce1"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7154" calcext:value-type="float">
            <text:p>1707154</text:p>
          </table:table-cell>
          <table:table-cell office:value-type="float" office:value="0.302068295" calcext:value-type="float">
            <text:p>0.302068295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49873" calcext:value-type="float">
            <text:p>1849873</text:p>
          </table:table-cell>
          <table:table-cell office:value-type="float" office:value="0.2959933066" calcext:value-type="float">
            <text:p>0.2959933066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2763" calcext:value-type="float">
            <text:p>1722763</text:p>
          </table:table-cell>
          <table:table-cell office:value-type="float" office:value="0.3142696576" calcext:value-type="float">
            <text:p>0.3142696576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1723" calcext:value-type="float">
            <text:p>1751723</text:p>
          </table:table-cell>
          <table:table-cell office:value-type="float" office:value="0.2952190774" calcext:value-type="float">
            <text:p>0.2952190774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05537" calcext:value-type="float">
            <text:p>1705537</text:p>
          </table:table-cell>
          <table:table-cell office:value-type="float" office:value="0.2974799239" calcext:value-type="float">
            <text:p>0.2974799239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2687" calcext:value-type="float">
            <text:p>1752687</text:p>
          </table:table-cell>
          <table:table-cell office:value-type="float" office:value="0.3019337004" calcext:value-type="float">
            <text:p>0.3019337004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8013" calcext:value-type="float">
            <text:p>1898013</text:p>
          </table:table-cell>
          <table:table-cell office:value-type="float" office:value="0.2949625207" calcext:value-type="float">
            <text:p>0.2949625207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8780" calcext:value-type="float">
            <text:p>1768780</text:p>
          </table:table-cell>
          <table:table-cell office:value-type="float" office:value="0.3052081572" calcext:value-type="float">
            <text:p>0.3052081572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6937" calcext:value-type="float">
            <text:p>1746937</text:p>
          </table:table-cell>
          <table:table-cell office:value-type="float" office:value="0.2931392561" calcext:value-type="float">
            <text:p>0.2931392561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2415" calcext:value-type="float">
            <text:p>1762415</text:p>
          </table:table-cell>
          <table:table-cell office:value-type="float" office:value="0.3015115381" calcext:value-type="float">
            <text:p>0.3015115381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6754" calcext:value-type="float">
            <text:p>1816754</text:p>
          </table:table-cell>
          <table:table-cell office:value-type="float" office:value="0.3071236721" calcext:value-type="float">
            <text:p>0.3071236721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5573" calcext:value-type="float">
            <text:p>1865573</text:p>
          </table:table-cell>
          <table:table-cell office:value-type="float" office:value="0.3087536112" calcext:value-type="float">
            <text:p>0.308753611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0.3116444716" calcext:value-type="float">
            <text:p>0.3116444716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5765" calcext:value-type="float">
            <text:p>1845765</text:p>
          </table:table-cell>
          <table:table-cell office:value-type="float" office:value="0.3106966468" calcext:value-type="float">
            <text:p>0.3106966468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7396" calcext:value-type="float">
            <text:p>1897396</text:p>
          </table:table-cell>
          <table:table-cell office:value-type="float" office:value="0.3199585533" calcext:value-type="float">
            <text:p>0.319958553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2857" calcext:value-type="float">
            <text:p>1882857</text:p>
          </table:table-cell>
          <table:table-cell office:value-type="float" office:value="0.3101190494" calcext:value-type="float">
            <text:p>0.3101190494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9642" calcext:value-type="float">
            <text:p>2119642</text:p>
          </table:table-cell>
          <table:table-cell office:value-type="float" office:value="0.3280843784" calcext:value-type="float">
            <text:p>0.3280843784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2808" calcext:value-type="float">
            <text:p>1922808</text:p>
          </table:table-cell>
          <table:table-cell office:value-type="float" office:value="0.3236628357" calcext:value-type="float">
            <text:p>0.3236628357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8390" calcext:value-type="float">
            <text:p>1948390</text:p>
          </table:table-cell>
          <table:table-cell office:value-type="float" office:value="0.3175652669" calcext:value-type="float">
            <text:p>0.3175652669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018" calcext:value-type="float">
            <text:p>2012018</text:p>
          </table:table-cell>
          <table:table-cell office:value-type="float" office:value="0.3219969578" calcext:value-type="float">
            <text:p>0.3219969578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8891" calcext:value-type="float">
            <text:p>1928891</text:p>
          </table:table-cell>
          <table:table-cell office:value-type="float" office:value="0.3249143443" calcext:value-type="float">
            <text:p>0.3249143443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5928" calcext:value-type="float">
            <text:p>1995928</text:p>
          </table:table-cell>
          <table:table-cell office:value-type="float" office:value="0.3215249574" calcext:value-type="float">
            <text:p>0.3215249574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2285" calcext:value-type="float">
            <text:p>2022285</text:p>
          </table:table-cell>
          <table:table-cell office:value-type="float" office:value="0.3240853554" calcext:value-type="float">
            <text:p>0.3240853554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8722" calcext:value-type="float">
            <text:p>2038722</text:p>
          </table:table-cell>
          <table:table-cell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2])" office:value-type="float" office:value="1678401" calcext:value-type="float">
            <text:p>1678401</text:p>
          </table:table-cell>
          <table:table-cell table:formula="of:=MIN([.C2:.C32])"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2])" office:value-type="float" office:value="2119642" calcext:value-type="float">
            <text:p>2119642</text:p>
          </table:table-cell>
          <table:table-cell table:formula="of:=MAX([.C2:.C32])"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12-5</text:p>
          </table:table-cell>
          <table:table-cell office:value-type="string" calcext:value-type="string">
            <text:p>Average Error 1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0706" calcext:value-type="float">
            <text:p>2630706</text:p>
          </table:table-cell>
          <table:table-cell office:value-type="float" office:value="0.312757786634507" calcext:value-type="float">
            <text:p>0.3127577866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87647" calcext:value-type="float">
            <text:p>2787647</text:p>
          </table:table-cell>
          <table:table-cell office:value-type="float" office:value="0.304674986255371" calcext:value-type="float">
            <text:p>0.3046749863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7344" calcext:value-type="float">
            <text:p>2757344</text:p>
          </table:table-cell>
          <table:table-cell office:value-type="float" office:value="0.310706813402407" calcext:value-type="float">
            <text:p>0.3107068134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11146" calcext:value-type="float">
            <text:p>2711146</text:p>
          </table:table-cell>
          <table:table-cell office:value-type="float" office:value="0.305071264626774" calcext:value-type="float">
            <text:p>0.3050712646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68798" calcext:value-type="float">
            <text:p>2668798</text:p>
          </table:table-cell>
          <table:table-cell office:value-type="float" office:value="0.31339810058575" calcext:value-type="float">
            <text:p>0.3133981006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76966" calcext:value-type="float">
            <text:p>2776966</text:p>
          </table:table-cell>
          <table:table-cell office:value-type="float" office:value="0.301715746941382" calcext:value-type="float">
            <text:p>0.3017157469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66579" calcext:value-type="float">
            <text:p>2766579</text:p>
          </table:table-cell>
          <table:table-cell office:value-type="float" office:value="0.305919137444961" calcext:value-type="float">
            <text:p>0.3059191374</text:p>
          </table:table-cell>
          <table:table-cell table:number-columns-repeated="19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80791" calcext:value-type="float">
            <text:p>2780791</text:p>
          </table:table-cell>
          <table:table-cell table:style-name="ce1" office:value-type="float" office:value="0.292048552638587" calcext:value-type="float">
            <text:p>0.2920485526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6565" calcext:value-type="float">
            <text:p>2906565</text:p>
          </table:table-cell>
          <table:table-cell office:value-type="float" office:value="0.307825412189127" calcext:value-type="float">
            <text:p>0.3078254122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36473" calcext:value-type="float">
            <text:p>2836473</text:p>
          </table:table-cell>
          <table:table-cell office:value-type="float" office:value="0.293057078973502" calcext:value-type="float">
            <text:p>0.293057079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46049" calcext:value-type="float">
            <text:p>2846049</text:p>
          </table:table-cell>
          <table:table-cell office:value-type="float" office:value="0.315356542102593" calcext:value-type="float">
            <text:p>0.3153565421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1701" calcext:value-type="float">
            <text:p>2851701</text:p>
          </table:table-cell>
          <table:table-cell office:value-type="float" office:value="0.297751822164413" calcext:value-type="float">
            <text:p>0.2977518222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6049" calcext:value-type="float">
            <text:p>2866049</text:p>
          </table:table-cell>
          <table:table-cell office:value-type="float" office:value="0.302058009291163" calcext:value-type="float">
            <text:p>0.3020580093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5475" calcext:value-type="float">
            <text:p>2905475</text:p>
          </table:table-cell>
          <table:table-cell office:value-type="float" office:value="0.314389723516709" calcext:value-type="float">
            <text:p>0.3143897235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61972" calcext:value-type="float">
            <text:p>2961972</text:p>
          </table:table-cell>
          <table:table-cell office:value-type="float" office:value="0.306263053831615" calcext:value-type="float">
            <text:p>0.3062630538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7652" calcext:value-type="float">
            <text:p>2957652</text:p>
          </table:table-cell>
          <table:table-cell office:value-type="float" office:value="0.318226261569" calcext:value-type="float">
            <text:p>0.3182262616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64118" calcext:value-type="float">
            <text:p>2964118</text:p>
          </table:table-cell>
          <table:table-cell office:value-type="float" office:value="0.304675220208861" calcext:value-type="float">
            <text:p>0.3046752202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84169" calcext:value-type="float">
            <text:p>2984169</text:p>
          </table:table-cell>
          <table:table-cell office:value-type="float" office:value="0.30973531030699" calcext:value-type="float">
            <text:p>0.3097353103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9068" calcext:value-type="float">
            <text:p>3029068</text:p>
          </table:table-cell>
          <table:table-cell office:value-type="float" office:value="0.312390215816044" calcext:value-type="float">
            <text:p>0.3123902158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80762" calcext:value-type="float">
            <text:p>3080762</text:p>
          </table:table-cell>
          <table:table-cell office:value-type="float" office:value="0.311617016573408" calcext:value-type="float">
            <text:p>0.3116170166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82606" calcext:value-type="float">
            <text:p>3082606</text:p>
          </table:table-cell>
          <table:table-cell office:value-type="float" office:value="0.324022960788198" calcext:value-type="float">
            <text:p>0.3240229608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19492" calcext:value-type="float">
            <text:p>3119492</text:p>
          </table:table-cell>
          <table:table-cell office:value-type="float" office:value="0.319475094281603" calcext:value-type="float">
            <text:p>0.319475094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65263" calcext:value-type="float">
            <text:p>3265263</text:p>
          </table:table-cell>
          <table:table-cell office:value-type="float" office:value="0.312873171638963" calcext:value-type="float">
            <text:p>0.3128731716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75408" calcext:value-type="float">
            <text:p>3175408</text:p>
          </table:table-cell>
          <table:table-cell office:value-type="float" office:value="0.310451953804488" calcext:value-type="float">
            <text:p>0.3104519538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75034" calcext:value-type="float">
            <text:p>3175034</text:p>
          </table:table-cell>
          <table:table-cell office:value-type="float" office:value="0.323928903190843" calcext:value-type="float">
            <text:p>0.3239289032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6752" calcext:value-type="float">
            <text:p>3486752</text:p>
          </table:table-cell>
          <table:table-cell office:value-type="float" office:value="0.318419254059388" calcext:value-type="float">
            <text:p>0.3184192541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4090" calcext:value-type="float">
            <text:p>3364090</text:p>
          </table:table-cell>
          <table:table-cell office:value-type="float" office:value="0.320863446005308" calcext:value-type="float">
            <text:p>0.320863446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1020" calcext:value-type="float">
            <text:p>3391020</text:p>
          </table:table-cell>
          <table:table-cell office:value-type="float" office:value="0.322241378770772" calcext:value-type="float">
            <text:p>0.3222413788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2417" calcext:value-type="float">
            <text:p>3422417</text:p>
          </table:table-cell>
          <table:table-cell office:value-type="float" office:value="0.324770030598558" calcext:value-type="float">
            <text:p>0.3247700306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16592" calcext:value-type="float">
            <text:p>3316592</text:p>
          </table:table-cell>
          <table:table-cell office:value-type="float" office:value="0.329177625807084" calcext:value-type="float">
            <text:p>0.3291776258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0264" calcext:value-type="float">
            <text:p>3660264</text:p>
          </table:table-cell>
          <table:table-cell office:value-type="float" office:value="0.326453254990119" calcext:value-type="float">
            <text:p>0.326453255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8:.B68])" office:value-type="float" office:value="2630706" calcext:value-type="float">
            <text:p>2630706</text:p>
          </table:table-cell>
          <table:table-cell table:formula="of:=MIN([.C38:.C68])" office:value-type="float" office:value="0.292048552638587" calcext:value-type="float">
            <text:p>0.2920485526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8:.B68])" office:value-type="float" office:value="3660264" calcext:value-type="float">
            <text:p>3660264</text:p>
          </table:table-cell>
          <table:table-cell table:formula="of:=MAX([.C38:.C68])" office:value-type="float" office:value="0.329177625807084" calcext:value-type="float">
            <text:p>0.329177625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9-5</text:p>
          </table:table-cell>
          <table:table-cell office:value-type="string" calcext:value-type="string">
            <text:p>Average Error 9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3269969" calcext:value-type="float">
            <text:p>3269969</text:p>
          </table:table-cell>
          <table:table-cell table:style-name="ce2" office:value-type="float" office:value="0.3081230084" calcext:value-type="float">
            <text:p>0.3081230084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3305007" calcext:value-type="float">
            <text:p>3305007</text:p>
          </table:table-cell>
          <table:table-cell table:style-name="ce2" office:value-type="float" office:value="0.3003069461" calcext:value-type="float">
            <text:p>0.3003069461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3337329" calcext:value-type="float">
            <text:p>3337329</text:p>
          </table:table-cell>
          <table:table-cell table:style-name="ce2" office:value-type="float" office:value="0.3073581764" calcext:value-type="float">
            <text:p>0.3073581764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3369944" calcext:value-type="float">
            <text:p>3369944</text:p>
          </table:table-cell>
          <table:table-cell table:style-name="ce2" office:value-type="float" office:value="0.3143452915" calcext:value-type="float">
            <text:p>0.3143452915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3374306" calcext:value-type="float">
            <text:p>3374306</text:p>
          </table:table-cell>
          <table:table-cell table:style-name="ce2" office:value-type="float" office:value="0.3118773265" calcext:value-type="float">
            <text:p>0.3118773265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3381489" calcext:value-type="float">
            <text:p>3381489</text:p>
          </table:table-cell>
          <table:table-cell table:style-name="ce2" office:value-type="float" office:value="0.3160073389" calcext:value-type="float">
            <text:p>0.3160073389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3477856" calcext:value-type="float">
            <text:p>3477856</text:p>
          </table:table-cell>
          <table:table-cell table:style-name="ce2" office:value-type="float" office:value="0.3013834964" calcext:value-type="float">
            <text:p>0.3013834964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3696681" calcext:value-type="float">
            <text:p>3696681</text:p>
          </table:table-cell>
          <table:table-cell table:style-name="ce2" office:value-type="float" office:value="0.3052469794" calcext:value-type="float">
            <text:p>0.3052469794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3610860" calcext:value-type="float">
            <text:p>3610860</text:p>
          </table:table-cell>
          <table:table-cell table:style-name="ce2" office:value-type="float" office:value="0.2977615097" calcext:value-type="float">
            <text:p>0.2977615097</text:p>
          </table:table-cell>
          <table:table-cell table:number-columns-repeated="19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3543821" calcext:value-type="float">
            <text:p>3543821</text:p>
          </table:table-cell>
          <table:table-cell table:style-name="ce3" office:value-type="float" office:value="0.2925915636" calcext:value-type="float">
            <text:p>0.2925915636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3544091" calcext:value-type="float">
            <text:p>3544091</text:p>
          </table:table-cell>
          <table:table-cell table:style-name="ce2" office:value-type="float" office:value="0.3004323171" calcext:value-type="float">
            <text:p>0.3004323171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3733302" calcext:value-type="float">
            <text:p>3733302</text:p>
          </table:table-cell>
          <table:table-cell table:style-name="ce2" office:value-type="float" office:value="0.3156292859" calcext:value-type="float">
            <text:p>0.3156292859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3760246" calcext:value-type="float">
            <text:p>3760246</text:p>
          </table:table-cell>
          <table:table-cell table:style-name="ce2" office:value-type="float" office:value="0.3063688088" calcext:value-type="float">
            <text:p>0.3063688088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3672887" calcext:value-type="float">
            <text:p>3672887</text:p>
          </table:table-cell>
          <table:table-cell table:style-name="ce2" office:value-type="float" office:value="0.3133210474" calcext:value-type="float">
            <text:p>0.3133210474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3688417" calcext:value-type="float">
            <text:p>3688417</text:p>
          </table:table-cell>
          <table:table-cell table:style-name="ce2" office:value-type="float" office:value="0.3099117252" calcext:value-type="float">
            <text:p>0.3099117252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3733779" calcext:value-type="float">
            <text:p>3733779</text:p>
          </table:table-cell>
          <table:table-cell table:style-name="ce2" office:value-type="float" office:value="0.3027703528" calcext:value-type="float">
            <text:p>0.3027703528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765075" calcext:value-type="float">
            <text:p>3765075</text:p>
          </table:table-cell>
          <table:table-cell table:style-name="ce2" office:value-type="float" office:value="0.307885099" calcext:value-type="float">
            <text:p>0.307885099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745519" calcext:value-type="float">
            <text:p>3745519</text:p>
          </table:table-cell>
          <table:table-cell table:style-name="ce2" office:value-type="float" office:value="0.3105888642" calcext:value-type="float">
            <text:p>0.3105888642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815058" calcext:value-type="float">
            <text:p>3815058</text:p>
          </table:table-cell>
          <table:table-cell table:style-name="ce2" office:value-type="float" office:value="0.318119222" calcext:value-type="float">
            <text:p>0.31811922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821871" calcext:value-type="float">
            <text:p>3821871</text:p>
          </table:table-cell>
          <table:table-cell table:style-name="ce2" office:value-type="float" office:value="0.3107014725" calcext:value-type="float">
            <text:p>0.3107014725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3839229" calcext:value-type="float">
            <text:p>3839229</text:p>
          </table:table-cell>
          <table:table-cell table:style-name="ce2" office:value-type="float" office:value="0.3129638324" calcext:value-type="float">
            <text:p>0.3129638324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3916760" calcext:value-type="float">
            <text:p>3916760</text:p>
          </table:table-cell>
          <table:table-cell table:style-name="ce2" office:value-type="float" office:value="0.3198563441" calcext:value-type="float">
            <text:p>0.3198563441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3934927" calcext:value-type="float">
            <text:p>3934927</text:p>
          </table:table-cell>
          <table:table-cell table:style-name="ce2" office:value-type="float" office:value="0.3088922435" calcext:value-type="float">
            <text:p>0.3088922435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4388043" calcext:value-type="float">
            <text:p>4388043</text:p>
          </table:table-cell>
          <table:table-cell table:style-name="ce2" office:value-type="float" office:value="0.3085567213" calcext:value-type="float">
            <text:p>0.3085567213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3972243" calcext:value-type="float">
            <text:p>3972243</text:p>
          </table:table-cell>
          <table:table-cell table:style-name="ce2" office:value-type="float" office:value="0.3256541772" calcext:value-type="float">
            <text:p>0.3256541772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4184558" calcext:value-type="float">
            <text:p>4184558</text:p>
          </table:table-cell>
          <table:table-cell table:style-name="ce2" office:value-type="float" office:value="0.3304349776" calcext:value-type="float">
            <text:p>0.3304349776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558779" calcext:value-type="float">
            <text:p>4558779</text:p>
          </table:table-cell>
          <table:table-cell table:style-name="ce2" office:value-type="float" office:value="0.3189007528" calcext:value-type="float">
            <text:p>0.3189007528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4561725" calcext:value-type="float">
            <text:p>4561725</text:p>
          </table:table-cell>
          <table:table-cell table:style-name="ce2" office:value-type="float" office:value="0.3207462001" calcext:value-type="float">
            <text:p>0.3207462001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329468" calcext:value-type="float">
            <text:p>4329468</text:p>
          </table:table-cell>
          <table:table-cell table:style-name="ce2" office:value-type="float" office:value="0.3324402381" calcext:value-type="float">
            <text:p>0.3324402381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42380" calcext:value-type="float">
            <text:p>4342380</text:p>
          </table:table-cell>
          <table:table-cell table:style-name="ce2" office:value-type="float" office:value="0.3217654383" calcext:value-type="float">
            <text:p>0.3217654383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692512" calcext:value-type="float">
            <text:p>4692512</text:p>
          </table:table-cell>
          <table:table-cell table:style-name="ce2" office:value-type="float" office:value="0.3266819455" calcext:value-type="float">
            <text:p>0.3266819455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4:.B104])" office:value-type="float" office:value="3269969" calcext:value-type="float">
            <text:p>3269969</text:p>
          </table:table-cell>
          <table:table-cell table:formula="of:=MIN([.C74:.C104])" office:value-type="float" office:value="0.2925915636" calcext:value-type="float">
            <text:p>0.2925915636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4:.B104])" office:value-type="float" office:value="4692512" calcext:value-type="float">
            <text:p>4692512</text:p>
          </table:table-cell>
          <table:table-cell table:formula="of:=MAX([.C74:.C104])" office:value-type="float" office:value="0.3324402381" calcext:value-type="float">
            <text:p>0.3324402381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2:41:47.635606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5T22:47:09.427236197</dc:date>
    <meta:editing-duration>PT1H27M18S</meta:editing-duration>
    <meta:editing-cycles>56</meta:editing-cycles>
    <meta:generator>LibreOffice/5.1.2.2$Linux_X86_64 LibreOffice_project/10m0$Build-2</meta:generator>
    <meta:document-statistic meta:table-count="1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371cm" svg:y="8.108cm" style:legend-expansion="wide" chart:style-name="ch2"/>
        <chart:plot-area chart:style-name="ch3" table:cell-range-address="Sheet1.A2:Sheet1.B32 Sheet1.A1:Sheet1.B1 Sheet1.B37:Sheet1.B68 Sheet1.B73:Sheet1.B104" chart:data-source-has-labels="both" svg:x="0.317cm" svg:y="0.177cm" svg:width="15.242cm" svg:height="7.754cm">
          <chartooo:coordinate-region svg:x="1.864cm" svg:y="0.377cm" svg:width="13.695cm" svg:height="6.907cm"/>
          <chart:axis chart:dimension="x" chart:name="primary-x" chart:style-name="ch4" chartooo:axis-type="auto">
            <chartooo:date-scale/>
            <chart:categories table:cell-range-address="Sheet1.A2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bar">
            <chart:data-point chart:repeated="31"/>
          </chart:series>
          <chart:series chart:style-name="ch8" chart:values-cell-range-address="Sheet1.B38:Sheet1.B68" chart:label-cell-address="Sheet1.B37:Sheet1.B37" chart:class="chart:bar">
            <chart:data-point chart:repeated="31"/>
          </chart:series>
          <chart:series chart:style-name="ch9" chart:values-cell-range-address="Sheet1.B74:Sheet1.B104" chart:label-cell-address="Sheet1.B73:Sheet1.B73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 22-5</text:p>
                <draw:g>
                  <svg:desc>Sheet1.B1:Sheet1.B1</svg:desc>
                </draw:g>
              </table:table-cell>
              <table:table-cell office:value-type="string">
                <text:p>Training Epochs 12-5</text:p>
                <draw:g>
                  <svg:desc>Sheet1.B37:Sheet1.B37</svg:desc>
                </draw:g>
              </table:table-cell>
              <table:table-cell office:value-type="string">
                <text:p>Training Epochs 9-5</text:p>
                <draw:g>
                  <svg:desc>Sheet1.B73:Sheet1.B73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Sheet1.A2:Sheet1.A32</svg:desc>
                </draw:g>
              </table:table-cell>
              <table:table-cell office:value-type="float" office:value="1830536">
                <text:p>1830536</text:p>
                <draw:g>
                  <svg:desc>Sheet1.B2:Sheet1.B32</svg:desc>
                </draw:g>
              </table:table-cell>
              <table:table-cell office:value-type="float" office:value="2630706">
                <text:p>2630706</text:p>
                <draw:g>
                  <svg:desc>Sheet1.B38:Sheet1.B68</svg:desc>
                </draw:g>
              </table:table-cell>
              <table:table-cell office:value-type="float" office:value="3269969">
                <text:p>3269969</text:p>
                <draw:g>
                  <svg:desc>Sheet1.B74:Sheet1.B104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12209">
                <text:p>1712209</text:p>
              </table:table-cell>
              <table:table-cell office:value-type="float" office:value="2787647">
                <text:p>2787647</text:p>
              </table:table-cell>
              <table:table-cell office:value-type="float" office:value="3305007">
                <text:p>33050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99668">
                <text:p>1699668</text:p>
              </table:table-cell>
              <table:table-cell office:value-type="float" office:value="2757344">
                <text:p>2757344</text:p>
              </table:table-cell>
              <table:table-cell office:value-type="float" office:value="3337329">
                <text:p>3337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78401">
                <text:p>1678401</text:p>
              </table:table-cell>
              <table:table-cell office:value-type="float" office:value="2711146">
                <text:p>2711146</text:p>
              </table:table-cell>
              <table:table-cell office:value-type="float" office:value="3369944">
                <text:p>33699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05083">
                <text:p>1805083</text:p>
              </table:table-cell>
              <table:table-cell office:value-type="float" office:value="2668798">
                <text:p>2668798</text:p>
              </table:table-cell>
              <table:table-cell office:value-type="float" office:value="3374306">
                <text:p>33743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31109">
                <text:p>1731109</text:p>
              </table:table-cell>
              <table:table-cell office:value-type="float" office:value="2776966">
                <text:p>2776966</text:p>
              </table:table-cell>
              <table:table-cell office:value-type="float" office:value="3381489">
                <text:p>33814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48961">
                <text:p>1948961</text:p>
              </table:table-cell>
              <table:table-cell office:value-type="float" office:value="2766579">
                <text:p>2766579</text:p>
              </table:table-cell>
              <table:table-cell office:value-type="float" office:value="3477856">
                <text:p>34778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07154">
                <text:p>1707154</text:p>
              </table:table-cell>
              <table:table-cell office:value-type="float" office:value="2780791">
                <text:p>2780791</text:p>
              </table:table-cell>
              <table:table-cell office:value-type="float" office:value="3696681">
                <text:p>36966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9873">
                <text:p>1849873</text:p>
              </table:table-cell>
              <table:table-cell office:value-type="float" office:value="2906565">
                <text:p>2906565</text:p>
              </table:table-cell>
              <table:table-cell office:value-type="float" office:value="3610860">
                <text:p>36108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2763">
                <text:p>1722763</text:p>
              </table:table-cell>
              <table:table-cell office:value-type="float" office:value="2836473">
                <text:p>2836473</text:p>
              </table:table-cell>
              <table:table-cell office:value-type="float" office:value="3543821">
                <text:p>35438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51723">
                <text:p>1751723</text:p>
              </table:table-cell>
              <table:table-cell office:value-type="float" office:value="2846049">
                <text:p>2846049</text:p>
              </table:table-cell>
              <table:table-cell office:value-type="float" office:value="3544091">
                <text:p>35440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05537">
                <text:p>1705537</text:p>
              </table:table-cell>
              <table:table-cell office:value-type="float" office:value="2851701">
                <text:p>2851701</text:p>
              </table:table-cell>
              <table:table-cell office:value-type="float" office:value="3733302">
                <text:p>37333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52687">
                <text:p>1752687</text:p>
              </table:table-cell>
              <table:table-cell office:value-type="float" office:value="2866049">
                <text:p>2866049</text:p>
              </table:table-cell>
              <table:table-cell office:value-type="float" office:value="3760246">
                <text:p>37602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98013">
                <text:p>1898013</text:p>
              </table:table-cell>
              <table:table-cell office:value-type="float" office:value="2905475">
                <text:p>2905475</text:p>
              </table:table-cell>
              <table:table-cell office:value-type="float" office:value="3672887">
                <text:p>36728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68780">
                <text:p>1768780</text:p>
              </table:table-cell>
              <table:table-cell office:value-type="float" office:value="2961972">
                <text:p>2961972</text:p>
              </table:table-cell>
              <table:table-cell office:value-type="float" office:value="3688417">
                <text:p>3688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46937">
                <text:p>1746937</text:p>
              </table:table-cell>
              <table:table-cell office:value-type="float" office:value="2957652">
                <text:p>2957652</text:p>
              </table:table-cell>
              <table:table-cell office:value-type="float" office:value="3733779">
                <text:p>37337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2415">
                <text:p>1762415</text:p>
              </table:table-cell>
              <table:table-cell office:value-type="float" office:value="2964118">
                <text:p>2964118</text:p>
              </table:table-cell>
              <table:table-cell office:value-type="float" office:value="3765075">
                <text:p>37650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16754">
                <text:p>1816754</text:p>
              </table:table-cell>
              <table:table-cell office:value-type="float" office:value="2984169">
                <text:p>2984169</text:p>
              </table:table-cell>
              <table:table-cell office:value-type="float" office:value="3745519">
                <text:p>37455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573">
                <text:p>1865573</text:p>
              </table:table-cell>
              <table:table-cell office:value-type="float" office:value="3029068">
                <text:p>3029068</text:p>
              </table:table-cell>
              <table:table-cell office:value-type="float" office:value="3815058">
                <text:p>3815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5248">
                <text:p>1815248</text:p>
              </table:table-cell>
              <table:table-cell office:value-type="float" office:value="3080762">
                <text:p>3080762</text:p>
              </table:table-cell>
              <table:table-cell office:value-type="float" office:value="3821871">
                <text:p>38218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45765">
                <text:p>1845765</text:p>
              </table:table-cell>
              <table:table-cell office:value-type="float" office:value="3082606">
                <text:p>3082606</text:p>
              </table:table-cell>
              <table:table-cell office:value-type="float" office:value="3839229">
                <text:p>3839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97396">
                <text:p>1897396</text:p>
              </table:table-cell>
              <table:table-cell office:value-type="float" office:value="3119492">
                <text:p>3119492</text:p>
              </table:table-cell>
              <table:table-cell office:value-type="float" office:value="3916760">
                <text:p>3916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2857">
                <text:p>1882857</text:p>
              </table:table-cell>
              <table:table-cell office:value-type="float" office:value="3265263">
                <text:p>3265263</text:p>
              </table:table-cell>
              <table:table-cell office:value-type="float" office:value="3934927">
                <text:p>39349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19642">
                <text:p>2119642</text:p>
              </table:table-cell>
              <table:table-cell office:value-type="float" office:value="3175408">
                <text:p>3175408</text:p>
              </table:table-cell>
              <table:table-cell office:value-type="float" office:value="4388043">
                <text:p>43880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22808">
                <text:p>1922808</text:p>
              </table:table-cell>
              <table:table-cell office:value-type="float" office:value="3175034">
                <text:p>3175034</text:p>
              </table:table-cell>
              <table:table-cell office:value-type="float" office:value="3972243">
                <text:p>39722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48390">
                <text:p>1948390</text:p>
              </table:table-cell>
              <table:table-cell office:value-type="float" office:value="3486752">
                <text:p>3486752</text:p>
              </table:table-cell>
              <table:table-cell office:value-type="float" office:value="4184558">
                <text:p>41845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12018">
                <text:p>2012018</text:p>
              </table:table-cell>
              <table:table-cell office:value-type="float" office:value="3364090">
                <text:p>3364090</text:p>
              </table:table-cell>
              <table:table-cell office:value-type="float" office:value="4558779">
                <text:p>45587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28891">
                <text:p>1928891</text:p>
              </table:table-cell>
              <table:table-cell office:value-type="float" office:value="3391020">
                <text:p>3391020</text:p>
              </table:table-cell>
              <table:table-cell office:value-type="float" office:value="4561725">
                <text:p>45617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95928">
                <text:p>1995928</text:p>
              </table:table-cell>
              <table:table-cell office:value-type="float" office:value="3422417">
                <text:p>3422417</text:p>
              </table:table-cell>
              <table:table-cell office:value-type="float" office:value="4329468">
                <text:p>43294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22285">
                <text:p>2022285</text:p>
              </table:table-cell>
              <table:table-cell office:value-type="float" office:value="3316592">
                <text:p>3316592</text:p>
              </table:table-cell>
              <table:table-cell office:value-type="float" office:value="4342380">
                <text:p>43423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38722">
                <text:p>2038722</text:p>
              </table:table-cell>
              <table:table-cell office:value-type="float" office:value="3660264">
                <text:p>3660264</text:p>
              </table:table-cell>
              <table:table-cell office:value-type="float" office:value="4692512">
                <text:p>4692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926cm" svg:y="8.108cm" style:legend-expansion="wide" chart:style-name="ch2"/>
        <chart:plot-area chart:style-name="ch3" table:cell-range-address="Sheet1.A2:Sheet1.A31 Sheet1.C1:Sheet1.C32 Sheet1.C37:Sheet1.C68 Sheet1.C73:Sheet1.C104" chart:data-source-has-labels="both" svg:x="0.317cm" svg:y="0.177cm" svg:width="15.242cm" svg:height="7.754cm">
          <chartooo:coordinate-region svg:x="1.229cm" svg:y="0.376cm" svg:width="14.33cm" svg:height="6.908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2" chart:label-cell-address="Sheet1.C1:Sheet1.C1" chart:class="chart:bar">
            <chart:data-point chart:repeated="31"/>
          </chart:series>
          <chart:series chart:style-name="ch8" chart:values-cell-range-address="Sheet1.C38:Sheet1.C68" chart:label-cell-address="Sheet1.C37:Sheet1.C37" chart:class="chart:bar">
            <chart:data-point chart:repeated="31"/>
          </chart:series>
          <chart:series chart:style-name="ch9" chart:values-cell-range-address="Sheet1.C74:Sheet1.C104" chart:label-cell-address="Sheet1.C73:Sheet1.C73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 22-5</text:p>
                <draw:g>
                  <svg:desc>Sheet1.C1:Sheet1.C1</svg:desc>
                </draw:g>
              </table:table-cell>
              <table:table-cell office:value-type="string">
                <text:p>Average Error 12-5</text:p>
                <draw:g>
                  <svg:desc>Sheet1.C37:Sheet1.C37</svg:desc>
                </draw:g>
              </table:table-cell>
              <table:table-cell office:value-type="string">
                <text:p>Average Error 9-5</text:p>
                <draw:g>
                  <svg:desc>Sheet1.C73:Sheet1.C73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Sheet1.A2:Sheet1.A31</svg:desc>
                </draw:g>
              </table:table-cell>
              <table:table-cell office:value-type="float" office:value="0.3141385437">
                <text:p>0.3141385437</text:p>
                <draw:g>
                  <svg:desc>Sheet1.C2:Sheet1.C32</svg:desc>
                </draw:g>
              </table:table-cell>
              <table:table-cell office:value-type="float" office:value="0.312757786634507">
                <text:p>0.312757786634507</text:p>
                <draw:g>
                  <svg:desc>Sheet1.C38:Sheet1.C68</svg:desc>
                </draw:g>
              </table:table-cell>
              <table:table-cell office:value-type="float" office:value="0.3081230084">
                <text:p>0.3081230084</text:p>
                <draw:g>
                  <svg:desc>Sheet1.C74:Sheet1.C104</svg:desc>
                </draw:g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7141401">
                <text:p>0.2937141401</text:p>
              </table:table-cell>
              <table:table-cell office:value-type="float" office:value="0.304674986255371">
                <text:p>0.304674986255371</text:p>
              </table:table-cell>
              <table:table-cell office:value-type="float" office:value="0.3003069461">
                <text:p>0.30030694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995705443">
                <text:p>0.2995705443</text:p>
              </table:table-cell>
              <table:table-cell office:value-type="float" office:value="0.310706813402407">
                <text:p>0.310706813402407</text:p>
              </table:table-cell>
              <table:table-cell office:value-type="float" office:value="0.3073581764">
                <text:p>0.30735817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139864861">
                <text:p>0.3139864861</text:p>
              </table:table-cell>
              <table:table-cell office:value-type="float" office:value="0.305071264626774">
                <text:p>0.305071264626774</text:p>
              </table:table-cell>
              <table:table-cell office:value-type="float" office:value="0.3143452915">
                <text:p>0.31434529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052121643">
                <text:p>0.3052121643</text:p>
              </table:table-cell>
              <table:table-cell office:value-type="float" office:value="0.31339810058575">
                <text:p>0.31339810058575</text:p>
              </table:table-cell>
              <table:table-cell office:value-type="float" office:value="0.3118773265">
                <text:p>0.31187732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19938965">
                <text:p>0.3019938965</text:p>
              </table:table-cell>
              <table:table-cell office:value-type="float" office:value="0.301715746941382">
                <text:p>0.301715746941382</text:p>
              </table:table-cell>
              <table:table-cell office:value-type="float" office:value="0.3160073389">
                <text:p>0.31600733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924977099">
                <text:p>0.2924977099</text:p>
              </table:table-cell>
              <table:table-cell office:value-type="float" office:value="0.305919137444961">
                <text:p>0.305919137444961</text:p>
              </table:table-cell>
              <table:table-cell office:value-type="float" office:value="0.3013834964">
                <text:p>0.30138349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2068295">
                <text:p>0.302068295</text:p>
              </table:table-cell>
              <table:table-cell office:value-type="float" office:value="0.292048552638587">
                <text:p>0.292048552638587</text:p>
              </table:table-cell>
              <table:table-cell office:value-type="float" office:value="0.3052469794">
                <text:p>0.30524697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959933066">
                <text:p>0.2959933066</text:p>
              </table:table-cell>
              <table:table-cell office:value-type="float" office:value="0.307825412189127">
                <text:p>0.307825412189127</text:p>
              </table:table-cell>
              <table:table-cell office:value-type="float" office:value="0.2977615097">
                <text:p>0.29776150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42696576">
                <text:p>0.3142696576</text:p>
              </table:table-cell>
              <table:table-cell office:value-type="float" office:value="0.293057078973502">
                <text:p>0.293057078973502</text:p>
              </table:table-cell>
              <table:table-cell office:value-type="float" office:value="0.2925915636">
                <text:p>0.29259156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52190774">
                <text:p>0.2952190774</text:p>
              </table:table-cell>
              <table:table-cell office:value-type="float" office:value="0.315356542102593">
                <text:p>0.315356542102593</text:p>
              </table:table-cell>
              <table:table-cell office:value-type="float" office:value="0.3004323171">
                <text:p>0.30043231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74799239">
                <text:p>0.2974799239</text:p>
              </table:table-cell>
              <table:table-cell office:value-type="float" office:value="0.297751822164413">
                <text:p>0.297751822164413</text:p>
              </table:table-cell>
              <table:table-cell office:value-type="float" office:value="0.3156292859">
                <text:p>0.31562928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19337004">
                <text:p>0.3019337004</text:p>
              </table:table-cell>
              <table:table-cell office:value-type="float" office:value="0.302058009291163">
                <text:p>0.302058009291163</text:p>
              </table:table-cell>
              <table:table-cell office:value-type="float" office:value="0.3063688088">
                <text:p>0.30636880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49625207">
                <text:p>0.2949625207</text:p>
              </table:table-cell>
              <table:table-cell office:value-type="float" office:value="0.314389723516709">
                <text:p>0.314389723516709</text:p>
              </table:table-cell>
              <table:table-cell office:value-type="float" office:value="0.3133210474">
                <text:p>0.31332104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052081572">
                <text:p>0.3052081572</text:p>
              </table:table-cell>
              <table:table-cell office:value-type="float" office:value="0.306263053831615">
                <text:p>0.306263053831615</text:p>
              </table:table-cell>
              <table:table-cell office:value-type="float" office:value="0.3099117252">
                <text:p>0.3099117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31392561">
                <text:p>0.2931392561</text:p>
              </table:table-cell>
              <table:table-cell office:value-type="float" office:value="0.318226261569">
                <text:p>0.318226261569</text:p>
              </table:table-cell>
              <table:table-cell office:value-type="float" office:value="0.3027703528">
                <text:p>0.30277035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15115381">
                <text:p>0.3015115381</text:p>
              </table:table-cell>
              <table:table-cell office:value-type="float" office:value="0.304675220208861">
                <text:p>0.304675220208861</text:p>
              </table:table-cell>
              <table:table-cell office:value-type="float" office:value="0.307885099">
                <text:p>0.3078850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71236721">
                <text:p>0.3071236721</text:p>
              </table:table-cell>
              <table:table-cell office:value-type="float" office:value="0.30973531030699">
                <text:p>0.30973531030699</text:p>
              </table:table-cell>
              <table:table-cell office:value-type="float" office:value="0.3105888642">
                <text:p>0.31058886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87536112">
                <text:p>0.3087536112</text:p>
              </table:table-cell>
              <table:table-cell office:value-type="float" office:value="0.312390215816044">
                <text:p>0.312390215816044</text:p>
              </table:table-cell>
              <table:table-cell office:value-type="float" office:value="0.318119222">
                <text:p>0.3181192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16444716">
                <text:p>0.3116444716</text:p>
              </table:table-cell>
              <table:table-cell office:value-type="float" office:value="0.311617016573408">
                <text:p>0.311617016573408</text:p>
              </table:table-cell>
              <table:table-cell office:value-type="float" office:value="0.3107014725">
                <text:p>0.31070147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966468">
                <text:p>0.3106966468</text:p>
              </table:table-cell>
              <table:table-cell office:value-type="float" office:value="0.324022960788198">
                <text:p>0.324022960788198</text:p>
              </table:table-cell>
              <table:table-cell office:value-type="float" office:value="0.3129638324">
                <text:p>0.31296383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99585533">
                <text:p>0.3199585533</text:p>
              </table:table-cell>
              <table:table-cell office:value-type="float" office:value="0.319475094281603">
                <text:p>0.319475094281603</text:p>
              </table:table-cell>
              <table:table-cell office:value-type="float" office:value="0.3198563441">
                <text:p>0.31985634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01190494">
                <text:p>0.3101190494</text:p>
              </table:table-cell>
              <table:table-cell office:value-type="float" office:value="0.312873171638963">
                <text:p>0.312873171638963</text:p>
              </table:table-cell>
              <table:table-cell office:value-type="float" office:value="0.3088922435">
                <text:p>0.30889224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80843784">
                <text:p>0.3280843784</text:p>
              </table:table-cell>
              <table:table-cell office:value-type="float" office:value="0.310451953804488">
                <text:p>0.310451953804488</text:p>
              </table:table-cell>
              <table:table-cell office:value-type="float" office:value="0.3085567213">
                <text:p>0.30855672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36628357">
                <text:p>0.3236628357</text:p>
              </table:table-cell>
              <table:table-cell office:value-type="float" office:value="0.323928903190843">
                <text:p>0.323928903190843</text:p>
              </table:table-cell>
              <table:table-cell office:value-type="float" office:value="0.3256541772">
                <text:p>0.3256541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75652669">
                <text:p>0.3175652669</text:p>
              </table:table-cell>
              <table:table-cell office:value-type="float" office:value="0.318419254059388">
                <text:p>0.318419254059388</text:p>
              </table:table-cell>
              <table:table-cell office:value-type="float" office:value="0.3304349776">
                <text:p>0.33043497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219969578">
                <text:p>0.3219969578</text:p>
              </table:table-cell>
              <table:table-cell office:value-type="float" office:value="0.320863446005308">
                <text:p>0.320863446005308</text:p>
              </table:table-cell>
              <table:table-cell office:value-type="float" office:value="0.3189007528">
                <text:p>0.3189007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49143443">
                <text:p>0.3249143443</text:p>
              </table:table-cell>
              <table:table-cell office:value-type="float" office:value="0.322241378770772">
                <text:p>0.322241378770772</text:p>
              </table:table-cell>
              <table:table-cell office:value-type="float" office:value="0.3207462001">
                <text:p>0.3207462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15249574">
                <text:p>0.3215249574</text:p>
              </table:table-cell>
              <table:table-cell office:value-type="float" office:value="0.324770030598558">
                <text:p>0.324770030598558</text:p>
              </table:table-cell>
              <table:table-cell office:value-type="float" office:value="0.3324402381">
                <text:p>0.33244023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240853554">
                <text:p>0.3240853554</text:p>
              </table:table-cell>
              <table:table-cell office:value-type="float" office:value="0.329177625807084">
                <text:p>0.329177625807084</text:p>
              </table:table-cell>
              <table:table-cell office:value-type="float" office:value="0.3217654383">
                <text:p>0.3217654383</text:p>
              </table:table-cell>
            </table:table-row>
            <table:table-row>
              <table:table-cell office:value-type="string"/>
              <table:table-cell office:value-type="float" office:value="0.3295233688">
                <text:p>0.3295233688</text:p>
              </table:table-cell>
              <table:table-cell office:value-type="float" office:value="0.326453254990119">
                <text:p>0.326453254990119</text:p>
              </table:table-cell>
              <table:table-cell office:value-type="float" office:value="0.3266819455">
                <text:p>0.3266819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